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6bf" officeooo:paragraph-rsid="001a96b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>&lt;!DOCTYPE html&gt;</text:p>
      <text:p text:style-name="P1">&lt;html&gt;</text:p>
      <text:p text:style-name="P1">&lt;head&gt;</text:p>
      <text:p text:style-name="P1"><text:tab/>&lt;title&gt;form validation&lt;/title&gt;</text:p>
      <text:p text:style-name="P1">&lt;/head&gt;</text:p>
      <text:p text:style-name="P1"><text:tab/>&lt;body&gt;</text:p>
      <text:p text:style-name="P1"><text:tab/><text:tab/>&lt;form&gt;</text:p>
      <text:p text:style-name="P1"><text:tab/><text:tab/><text:tab/>Username:&lt;br&gt;</text:p>
      <text:p text:style-name="P1"><text:tab/><text:tab/><text:tab/><text:span text:style-name="T1">&lt;input type="text" name="Username" required&gt;</text:span>&lt;br&gt;&lt;br&gt;</text:p>
      <text:p text:style-name="P1"><text:tab/><text:tab/><text:tab/>Email:&lt;br&gt;</text:p>
      <text:p text:style-name="P1"><text:tab/><text:tab/><text:tab/><text:span text:style-name="T1">&lt;input id="email" type="email" required&gt;</text:span>&lt;br&gt;&lt;br&gt;</text:p>
      <text:p text:style-name="P1"><text:tab/><text:tab/><text:tab/>Password:&lt;br&gt;</text:p>
      <text:p text:style-name="P1"><text:tab/><text:tab/> <text:tab/><text:span text:style-name="T1">&lt;input type="password" name="pw" pattern="(?=.*\d)(?=.*[a-z])(?<text:tab/><text:tab/><text:tab/><text:tab/>=.*[A-Z]).{8,}" title="Must contain at least one number and <text:tab/>one <text:tab/><text:tab/><text:tab/><text:tab/>uppercase and lowercase letter, and at least 8 or more <text:tab/><text:tab/><text:tab/><text:tab/><text:tab/><text:tab/>characters"&gt;</text:span>&lt;br&gt;&lt;br&gt;</text:p>
      <text:p text:style-name="P1"><text:s text:c="9"/></text:p>
      <text:p text:style-name="P1"><text:s text:c="8"/><text:tab/><text:tab/><text:tab/>max length:&lt;br&gt;</text:p>
      <text:p text:style-name="P1"><text:s text:c="9"/><text:tab/><text:tab/><text:tab/><text:span text:style-name="T1">&lt;input type="text" name="name" maxlength="10"&gt;</text:span>&lt;br&gt;</text:p>
      <text:p text:style-name="P1"><text:s text:c="9"/><text:tab/><text:tab/><text:tab/>&lt;br&gt;Range(10-100):&lt;br&gt;</text:p>
      <text:p text:style-name="P1"><text:s text:c="8"/><text:tab/><text:tab/><text:tab/><text:span text:style-name="T1">&lt;input type="number" name="range" min="10" max="100"&gt;</text:span></text:p>
      <text:p text:style-name="P1"><text:s text:c="8"/><text:tab/><text:tab/><text:tab/>&lt;br&gt;</text:p>
      <text:p text:style-name="P1"><text:s text:c="8"/><text:tab/><text:tab/><text:tab/>&lt;br&gt;Step:</text:p>
      <text:p text:style-name="P1"><text:s text:c="7"/><text:tab/><text:tab/> <text:tab/><text:span text:style-name="T1">&lt;input type="number" step="2" value="4" max="105"&gt;</text:span></text:p>
      <text:p text:style-name="P1"><text:tab/><text:tab/><text:tab/>&lt;br&gt;&lt;br&gt;<text:span text:style-name="T1">&lt;input type="submit" value="submit"&gt;</text:span></text:p>
      <text:p text:style-name="P1"><text:tab/><text:tab/>&lt;/form&gt;<text:tab/></text:p>
      <text:p text:style-name="P1"><text:tab/>&lt;/body&gt;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4:06:29.091298747</meta:creation-date>
    <dc:date>2018-08-21T14:14:50.357079664</dc:date>
    <meta:editing-duration>PT8M21S</meta:editing-duration>
    <meta:editing-cycles>1</meta:editing-cycles>
    <meta:document-statistic meta:table-count="0" meta:image-count="0" meta:object-count="0" meta:page-count="1" meta:paragraph-count="25" meta:word-count="69" meta:character-count="815" meta:non-whitespace-character-count="638"/>
    <meta:generator>LibreOffice/5.1.6.2$Linux_X86_64 LibreOffice_project/10m0$Build-2</meta:generator>
  </office:meta>
</office:document-meta>
</file>